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9mm"/>
    </style:style>
    <style:style style:name="co2" style:family="table-column">
      <style:table-column-properties fo:break-before="auto" style:column-width="96.2mm"/>
    </style:style>
    <style:style style:name="co3" style:family="table-column">
      <style:table-column-properties fo:break-before="auto" style:column-width="68.7mm"/>
    </style:style>
    <style:style style:name="co4" style:family="table-column">
      <style:table-column-properties fo:break-before="auto" style:column-width="19.14mm"/>
    </style:style>
    <style:style style:name="co5" style:family="table-column">
      <style:table-column-properties fo:break-before="auto" style:column-width="23.78mm"/>
    </style:style>
    <style:style style:name="co6" style:family="table-column">
      <style:table-column-properties fo:break-before="auto" style:column-width="13.9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pi-ev-plc-adap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work/sx/gep/rpi-ev-plc-adapter/kicad/rpi-ev-plc-adapter.s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Fr 14 Feb 2020 19:19:35 C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0.2-bee76a0~70~ubuntu18.04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roject:c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2.2n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220n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B5819WS</text:p>
          </table:table-cell>
          <table:table-cell office:value-type="string" calcext:value-type="string">
            <text:p>Project:sod-323_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B5819WS</text:p>
          </table:table-cell>
          <table:table-cell office:value-type="string" calcext:value-type="string">
            <text:p>Project:sod-323_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Project:sot-23_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805_Hand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805_Hand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805_Hand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805_Hand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805_Hand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805_Hand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805_Hand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805_Hand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805_Hand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Project:sma_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Raspberry_RPI</text:p>
          </table:table-cell>
          <table:table-cell office:value-type="string" calcext:value-type="string">
            <text:p>Project:Raspberry-P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Project:idc-header-1x06-p2.54mm-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roject:idc-header-1x07-p2.54mm-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roject:idc-header-1x04-p2.54mm-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roject:idc-header-1x07-p2.54mm-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Screw_Terminal_01x04</text:p>
          </table:table-cell>
          <table:table-cell office:value-type="string" calcext:value-type="string">
            <text:p>Project:screw-terminal-230v-16a-5mm-4pin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roject:idc-header-1x02-p2.54mm-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roject:idc-header-1x02-p2.54mm-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Project:idc-socket-vertical-2.54mm_1x0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Project:idc-socket-1x09-p2.54mm-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Jumper_NO_Small</text:p>
          </table:table-cell>
          <table:table-cell office:value-type="string" calcext:value-type="string">
            <text:p>Project:idc-header-1x02-p2.54mm-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Jumper_NO_Small</text:p>
          </table:table-cell>
          <table:table-cell office:value-type="string" calcext:value-type="string">
            <text:p>Project:idc-header-1x02-p2.54mm-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3</text:p>
          </table:table-cell>
          <table:table-cell office:value-type="string" calcext:value-type="string">
            <text:p>Jumper_NO_Small</text:p>
          </table:table-cell>
          <table:table-cell office:value-type="string" calcext:value-type="string">
            <text:p>Project:idc-header-1x02-p2.54mm-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I2PLCAMN-ISE-002-T</text:p>
          </table:table-cell>
          <table:table-cell office:value-type="string" calcext:value-type="string">
            <text:p>Project:I2PLCAMN-ISE-002-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supply-5VtoPM12V_ebay-253052736386</text:p>
          </table:table-cell>
          <table:table-cell office:value-type="string" calcext:value-type="string">
            <text:p>Project:5V-to-PM12V_ebay-2530527363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AO3400</text:p>
          </table:table-cell>
          <table:table-cell office:value-type="string" calcext:value-type="string">
            <text:p>Project:sot-23_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AO3401</text:p>
          </table:table-cell>
          <table:table-cell office:value-type="string" calcext:value-type="string">
            <text:p>Project:sot-23_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AO3400</text:p>
          </table:table-cell>
          <table:table-cell office:value-type="string" calcext:value-type="string">
            <text:p>Project:sot-23_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AO3401</text:p>
          </table:table-cell>
          <table:table-cell office:value-type="string" calcext:value-type="string">
            <text:p>Project:sot-23_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47R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2.74k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.3k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8K2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330K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3K9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880R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82K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1K2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Project:r-0805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Project:r-0805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Project:r-0805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1K2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880R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6</text:p>
          </table:table-cell>
          <table:table-cell office:value-type="string" calcext:value-type="string">
            <text:p>1K2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7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880R</text:p>
          </table:table-cell>
          <table:table-cell office:value-type="string" calcext:value-type="string">
            <text:p>Project:r-0805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9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0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1</text:p>
          </table:table-cell>
          <table:table-cell office:value-type="string" calcext:value-type="string">
            <text:p>880R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3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Project:r-0805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4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Project:r-0805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5</text:p>
          </table:table-cell>
          <table:table-cell office:value-type="string" calcext:value-type="string">
            <text:p>820K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6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7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Project:r-0805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push-button_ebay-183284526496</text:p>
          </table:table-cell>
          <table:table-cell office:value-type="string" calcext:value-type="string">
            <text:p>Project:push-button-smd-4.5x4.5mm-bl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push-button_ebay-183284526496</text:p>
          </table:table-cell>
          <table:table-cell office:value-type="string" calcext:value-type="string">
            <text:p>Project:push-button-smd-4.5x4.5mm-bl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SS-12D00G3</text:p>
          </table:table-cell>
          <table:table-cell office:value-type="string" calcext:value-type="string">
            <text:p>Project:switch_ss-12d00g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4</text:p>
          </table:table-cell>
          <table:table-cell office:value-type="string" calcext:value-type="string">
            <text:p>SS-12D00G3</text:p>
          </table:table-cell>
          <table:table-cell office:value-type="string" calcext:value-type="string">
            <text:p>Project:switch_ss-12d00g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5</text:p>
          </table:table-cell>
          <table:table-cell office:value-type="string" calcext:value-type="string">
            <text:p>dip-switch-4x2pos-smd-1.27mm</text:p>
          </table:table-cell>
          <table:table-cell office:value-type="string" calcext:value-type="string">
            <text:p>Project:dip-switch-4x2pos-smd-1.27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M224</text:p>
          </table:table-cell>
          <table:table-cell office:value-type="string" calcext:value-type="string">
            <text:p>Project:soic-14_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PC817C</text:p>
          </table:table-cell>
          <table:table-cell office:value-type="string" calcext:value-type="string">
            <text:p>Project:sop-4-pc81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84" meta:object-count="0"/>
    <meta:generator>LibreOffice/6.0.7.3$Linux_X86_64 LibreOffice_project/00m0$Build-3</meta:generator>
  </office:meta>
</office:document-meta>
</file>